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fo:language="uk" fo:country="UA"/>
    </style:style>
    <style:style style:name="T1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ЗАГАЛЬНІ ВІДОМОСТІ</text:p>
      <text:p text:style-name="Standard"/>
      <text:list text:style-name="WWNum1">
        <text:list-item>
          <text:list>
            <text:list-item>
              <text:p text:style-name="P1" loext:marker-style-name="T1">Позначення і найменування програми<text:span text:style-name="T1"/></text:p>
            </text:list-item>
            <text:list-item>
              <text:p text:style-name="P1" loext:marker-style-name="T1">Назва файлу рішення додатку – MossMath_New.sln.<text:span text:style-name="T1"/></text:p>
            </text:list-item>
          </text:list>
        </text:list-item>
      </text:list>
      <text:p text:style-name="Standard">Назви файлів проектів додатку та їх розміри (приблизно):</text:p>
      <text:p text:style-name="Standard"><text:s text:c="4"/>* <text:s text:c="3"/>App.xaml – 1 кБ;</text:p>
      <text:p text:style-name="Standard"><text:s text:c="5"/>* <text:s text:c="2"/>App.xaml.cs – 1 кБ;</text:p>
      <text:p text:style-name="Standard"><text:s text:c="4"/>* <text:s text:c="2"/>Assets/app.ico – 42 кБ;</text:p>
      <text:p text:style-name="Standard"><text:s text:c="4"/>* <text:s text:c="2"/>Assets/background.png – 16 кБ;</text:p>
      <text:p text:style-name="Standard"><text:s text:c="4"/>* <text:s text:c="2"/>Integration.cs – 2 кБ;</text:p>
      <text:p text:style-name="Standard"><text:s text:c="4"/>* <text:s text:c="2"/>IntegrationWindow.xaml – 3 кБ;</text:p>
      <text:p text:style-name="Standard"><text:s text:c="4"/>* <text:s text:c="2"/>IntegrationWindow.xaml.cs – 6 кБ;</text:p>
      <text:p text:style-name="Standard"><text:s text:c="4"/>* <text:s text:c="2"/>LinearAlgebra.cs – 7 кБ;</text:p>
      <text:p text:style-name="Standard"><text:s text:c="4"/>* <text:s text:c="2"/>LinearAlgebraWindow.xaml – 3 кБ;</text:p>
      <text:p text:style-name="Standard"><text:s text:c="4"/>* <text:s text:c="2"/>LinearAlgebraWindow.xaml.cs – 5 кБ;</text:p>
      <text:p text:style-name="Standard"><text:s text:c="4"/>* <text:s text:c="3"/>MainWindow.xaml – 5 кБ;</text:p>
      <text:p text:style-name="Standard"><text:s text:c="4"/>* <text:s text:c="2"/>MainWindow.xaml.cs – 2 кБ;</text:p>
      <text:p text:style-name="Standard"><text:s text:c="5"/>* <text:s text:c="2"/>MossMath_New.csproj – 1 кБ;</text:p>
      <text:p text:style-name="Standard"><text:s text:c="5"/>* <text:s text:c="2"/>MossMath_New.sln - 2 кБ;</text:p>
      <text:p text:style-name="Standard"><text:s text:c="6"/>* <text:s text:c="2"/>NonLinearEquations.cs – 3 кБ;</text:p>
      <text:p text:style-name="Standard"><text:s text:c="4"/>* <text:s text:c="2"/>NonLinearEquationsWindow.xaml – 3 кБ;</text:p>
      <text:p text:style-name="Standard"><text:s text:c="4"/>* <text:s text:c="2"/>NonLinearEquationsWindow.xaml.cs – 6 кБ;</text:p>
      <text:p text:style-name="Standard"><text:s text:c="7"/>* <text:s/>`bin` - папка.</text:p>
      <text:p text:style-name="Standard" loext:marker-style-name="T1"><text:s text:c="7"/>* `obj` - папка.<text:span text:style-name="T1"/></text:p>
      <text:p text:style-name="Standard" loext:marker-style-name="T1"><text:span text:style-name="T1">1.2 Програмне забезпечення, необхідне для функціонування програми</text:span><text:span text:style-name="T1"/></text:p>
      <text:p text:style-name="P2" loext:marker-style-name="T1"/>
      <text:p text:style-name="Standard" loext:marker-style-name="T1"><text:soft-page-break/><text:span text:style-name="T1">Системні програмні засоби, які використовуються вказаним вище додатком, повинні бути представлені локалізованою версією операційної системи Windows (Windows 11 Pro, Windows 10 Pro тощо).</text:span><text:span text:style-name="T1"/></text:p>
      <text:p text:style-name="P2" loext:marker-style-name="T1"/>
      <text:p text:style-name="Standard" loext:marker-style-name="T1"><text:span text:style-name="T1">1.3 Мови програмування, якими написана програма</text:span><text:span text:style-name="T1"/></text:p>
      <text:p text:style-name="P2" loext:marker-style-name="T1"/>
      <text:p text:style-name="Standard" loext:marker-style-name="T1"><text:span text:style-name="T1">Вихідною мовою для написання додатку MossMath є мова програмування C#. Середовище розробки - Visual Studio Code.</text:span><text:span text:style-name="T1"/></text:p>
      <text:p text:style-name="Standard" loext:marker-style-name="T1"><text:span text:style-name="T1">2 ФУНКЦІОНАЛЬНЕ ПРИЗНАЧЕННЯ</text:span></text:p>
      <text:p text:style-name="Standard" loext:marker-style-name="T1"><text:span text:style-name="T1">2.1 Класи розв’язуваних завдань та (або) призначення програми</text:span></text:p>
      <text:p text:style-name="Standard" loext:marker-style-name="T1"><text:span text:style-name="T1">Додаток MossMath дозволяє розв’язувати:</text:span><text:span text:style-name="T1"/></text:p>
      <text:p text:style-name="Standard" loext:marker-style-name="T1"><text:span text:style-name="T1"><text:s text:c="4"/>* системи лінійних алгебраїчних рівнянь, що складаються з трьох невідомих, методами Гаусса, Крамера та Зейделя (з можливістю вибору);</text:span><text:span text:style-name="T1"/></text:p>
      <text:p text:style-name="Standard" loext:marker-style-name="T1"><text:span text:style-name="T1"><text:s text:c="4"/>* нелінійні рівняння методами половинного ділення, Ньютона та січних (з можливістю вибору);</text:span><text:span text:style-name="T1"/></text:p>
      <text:p text:style-name="Standard" loext:marker-style-name="T1"><text:span text:style-name="T1"><text:s text:c="4"/>* визначені інтеграли методами прямокутників, трапецій та Сімпсона (з можливістю вибору).</text:span></text:p>
      <text:p text:style-name="Standard" loext:marker-style-name="T1"><text:span text:style-name="T1">2.2 Відомості про функціональні обмеження на застосування</text:span></text:p>
      <text:p text:style-name="Standard" loext:marker-style-name="T1"><text:span text:style-name="T1">Додаток MossMath не має жодних функціональних обмежень, окрім умови задачі.</text:span></text:p>
      <text:p text:style-name="Standard" loext:marker-style-name="T1"><text:span text:style-name="T1"/></text:p>
      <text:p text:style-name="Standard" loext:marker-style-name="T1"><text:span text:style-name="T1">3 ОПИС ЛОГІЧНОЇ СТРУКТУРИ</text:span></text:p>
      <text:p text:style-name="Standard" loext:marker-style-name="T1"><text:span text:style-name="T1">3.1 Алгоритм програми; методи, що використовуються</text:span></text:p>
      <text:p text:style-name="Standard" loext:marker-style-name="T1"><text:span text:style-name="T1">Алгоритм додатку MossMath передбачає послідовну обробку даних з метою отримання результатів, що є рішеннями певних задач. Детально алгоритм додатку наведений в програмному документі «Керівництво користувача».</text:span><text:span text:style-name="T1"/></text:p>
      <text:p text:style-name="P2" loext:marker-style-name="T1"/>
      <text:p text:style-name="Standard" loext:marker-style-name="T1"><text:span text:style-name="T1">3.2 Структура програми з описом функцій складових частин і зв'язки між ними</text:span></text:p>
      <text:p text:style-name="Standard" loext:marker-style-name="T1"><text:span text:style-name="T1">Структура додатку MossMath з графічним описом функцій складових частин і зв’язки між ними представлена у вигляді блок-схем, наведених в Додатках до даного програмного документу.</text:span><text:span text:style-name="T1"/></text:p>
      <text:p text:style-name="P2" loext:marker-style-name="T1"><text:soft-page-break/></text:p>
      <text:p text:style-name="Standard" loext:marker-style-name="T1"><text:span text:style-name="T1">3.3 Зв’язки програми з іншими програмами</text:span></text:p>
      <text:p text:style-name="Standard" loext:marker-style-name="T1"><text:span text:style-name="T1">Додаток MossMath є самостійним і не пов’язаний з іншими додатками.</text:span><text:span text:style-name="T1"/></text:p>
      <text:p text:style-name="P2" loext:marker-style-name="T1"/>
      <text:p text:style-name="Standard" loext:marker-style-name="T1"><text:span text:style-name="T1">4 ТЕХНІЧНІ ЗАСОБИ, ЩО ВИКОРИСТОВУЮТЬСЯ</text:span></text:p>
      <text:p text:style-name="Standard" loext:marker-style-name="T1"><text:span text:style-name="T1">4.1 Типи ПК та пристроїв, які використовуються при роботі програми</text:span></text:p>
      <text:p text:style-name="Standard" loext:marker-style-name="T1"><text:span text:style-name="T1">При розробці розрахунково-графічної роботи використовувалися наступні технічні засоби:</text:span><text:span text:style-name="T1"/></text:p>
      <text:p text:style-name="Standard" loext:marker-style-name="T1"><text:span text:style-name="T1"><text:s text:c="4"/>* персональний комп'ютер;</text:span><text:span text:style-name="T1"/></text:p>
      <text:p text:style-name="Standard" loext:marker-style-name="T1"><text:span text:style-name="T1"><text:s text:c="4"/>* онлайн-калькулятор для перевірки отриманих значень.</text:span></text:p>
      <text:p text:style-name="Standard" loext:marker-style-name="T1"><text:span text:style-name="T1">4.2 Відомості про функціональні обмеження на застосування</text:span></text:p>
      <text:p text:style-name="Standard" loext:marker-style-name="T1"><text:span text:style-name="T1">Оскільки додаток MossMath написаний мовою програмування C# і використовує додаткові бібліотеки для роботи з шаблонами WPF в інтегрованому середовищі розробки Visual Studio Code, то персональний комп'ютер повинен відповідати наступним технічним вимогам:</text:span><text:span text:style-name="T1"/></text:p>
      <text:p text:style-name="Standard" loext:marker-style-name="T1"><text:span text:style-name="T1"><text:s text:c="5"/>* процесор із тактовою частотою не нижче 1,8 ГГц (рекомендується використовувати щонайменше двоядерний процесор);</text:span><text:span text:style-name="T1"/></text:p>
      <text:p text:style-name="Standard" loext:marker-style-name="T1"><text:span text:style-name="T1"><text:s text:c="5"/>* 2 ГБ ОЗП (рекомендується 8 ГБ ОЗП, мінімум 2,5 ГБ при виконанні на віртуальній машині);</text:span><text:span text:style-name="T1"/></text:p>
      <text:p text:style-name="Standard" loext:marker-style-name="T1"><text:span text:style-name="T1"><text:s text:c="5"/>* місце на жорсткому диску: до 210 ГБ (мінімум 800 МБ) вільного місця, залежно від встановлених компонентів; зазвичай для встановлення Visual Studio Code потрібно від 20 до 50 ГБ вільного місця;</text:span><text:span text:style-name="T1"/></text:p>
      <text:p text:style-name="Standard" loext:marker-style-name="T1"><text:span text:style-name="T1"><text:s text:c="5"/>* швидкість жорсткого диска: для підвищення продуктивності рекомендується встановити Windows та Visual Studio Code на твердотільний накопичувач (SSD);</text:span><text:span text:style-name="T1"/></text:p>
      <text:p text:style-name="Standard" loext:marker-style-name="T1"><text:span text:style-name="T1"><text:s text:c="5"/>* відеоадаптер з мінімальною роздільною здатністю 720p (1280 на 720 пікселів); для оптимальної роботи Visual Studio Code рекомендується роздільна здатність WXGA (1366 на 768 пікселів) або вище.</text:span><text:span text:style-name="T1"/></text:p>
      <text:p text:style-name="P2" loext:marker-style-name="T1"/>
      <text:p text:style-name="Standard" loext:marker-style-name="T1"><text:span text:style-name="T1">5 ВИКЛИК ТА ЗАВАНТАЖЕННЯ</text:span></text:p>
      <text:p text:style-name="Standard" loext:marker-style-name="T1"><text:span text:style-name="T1">5.1 Спосіб виклику програми з відповідного носія даних</text:span></text:p>
      <text:p text:style-name="Standard" loext:marker-style-name="T1"><text:soft-page-break/><text:span text:style-name="T1">Додаток MossMath не використовує інших технічних засобів, окрім персонального комп'ютера.</text:span><text:span text:style-name="T1"/></text:p>
      <text:p text:style-name="P2" loext:marker-style-name="T1"/>
      <text:p text:style-name="Standard" loext:marker-style-name="T1"><text:span text:style-name="T1">5.2 Вхідні точки у програму</text:span></text:p>
      <text:p text:style-name="Standard" loext:marker-style-name="T1"><text:span text:style-name="T1">Для завантаження додатку MossMath необхідно двічі натиснути на його ярлик, що розташований на робочому столі ПК або ж запустити файл MossMath_New.sln.</text:span></text:p>
      <text:p text:style-name="Standard" loext:marker-style-name="T1"><text:span text:style-name="T1">Точкою входу в додаток є метод Main().</text:span><text:span text:style-name="T1"/></text:p>
      <text:p text:style-name="P2" loext:marker-style-name="T1"/>
      <text:p text:style-name="Standard" loext:marker-style-name="T1"><text:span text:style-name="T1">6 ВХІДНІ ДАНІ</text:span></text:p>
      <text:p text:style-name="Standard" loext:marker-style-name="T1"><text:span text:style-name="T1">6.1 Характер, організація і попередня підготовка вхідних даних</text:span></text:p>
      <text:p text:style-name="Standard" loext:marker-style-name="T1"><text:span text:style-name="T1">Вхідні дані не потребують попередньої підготовки.</text:span></text:p>
      <text:p text:style-name="Standard" loext:marker-style-name="T1"><text:span text:style-name="T1">6.2 Формат, опис та спосіб кодування вхідних даних</text:span></text:p>
      <text:p text:style-name="Standard" loext:marker-style-name="T1"><text:span text:style-name="T1">Вхідні дані забезпечуються завданням до РГР у відповідності до варіанту.</text:span><text:span text:style-name="T1"/></text:p>
      <text:p text:style-name="P2" loext:marker-style-name="T1"/>
      <text:p text:style-name="Standard" loext:marker-style-name="T1"><text:span text:style-name="T1">7 ВИХІДНІ ДАНІ</text:span><text:span text:style-name="T1"/></text:p>
      <text:p text:style-name="P2" loext:marker-style-name="T1"/>
      <text:p text:style-name="Standard" loext:marker-style-name="T1"><text:span text:style-name="T1">7.1 Характер і організація вихідних даних</text:span></text:p>
      <text:p text:style-name="Standard" loext:marker-style-name="T1"><text:span text:style-name="T1">Вихідні дані є результатом роботи додатку MossMath.</text:span></text:p>
      <text:p text:style-name="Standard" loext:marker-style-name="T1"><text:span text:style-name="T1">7.2 Формат, опис та спосіб кодування вихідних даних</text:span></text:p>
      <text:p text:style-name="Standard" loext:marker-style-name="T1"><text:span text:style-name="T1">Вихідні дані - це числові дані розв’язку завдань методами Крамера, Гаусса, Зейделя, половинного ділення, Ньютона, січних (хорд), прямокутників, трапецій, Сімпсона (парабол).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er sasha</meta:initial-creator>
    <meta:editing-cycles>3</meta:editing-cycles>
    <meta:creation-date>2025-01-06T09:41:00</meta:creation-date>
    <dc:date>2025-02-04T22:02:40.555902026</dc:date>
    <meta:editing-duration>PT1H13M17S</meta:editing-duration>
    <meta:generator>LibreOffice/24.2.7.2$Linux_X86_64 LibreOffice_project/420$Build-2</meta:generator>
    <meta:document-statistic meta:table-count="0" meta:image-count="0" meta:object-count="0" meta:page-count="4" meta:paragraph-count="70" meta:word-count="622" meta:character-count="4765" meta:non-whitespace-character-count="4029"/>
    <meta:user-defined meta:name="AppVersion">16.0000</meta:user-defined>
    <meta:template xlink:type="simple" xlink:actuate="onRequest" xlink:title="Normal.dotm" xlink:href=""/>
  </office:meta>
</office:document-meta>
</file>